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E0000002BB111CE4D.png"/>
  <manifest:file-entry manifest:media-type="image/svg+xml" manifest:full-path="Pictures/1000078D000008170000047C1BD5EF1F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cfe7f5" draw:fill-gradient-name="Rectangular_20_red_2f_whit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stroke-linejoin="round" svg:stroke-linecap="butt" draw:fill="none" draw:textarea-vertical-align="middle"/>
    </style:style>
    <style:style style:name="gr5" style:family="graphic" style:parent-style-name="objectwithoutfill">
      <style:graphic-properties draw:marker-end="Line_20_Arrow" draw:marker-end-width="0.3cm" draw:fill="none" draw:textarea-vertical-align="middle"/>
    </style:style>
    <style:style style:name="gr6" style:family="graphic" style:parent-style-name="Object_20_with_20_no_20_fill_20_and_20_no_20_line">
      <style:graphic-properties svg:stroke-color="#b2b2b2" draw:textarea-vertical-align="middle" draw:color-mode="standard" draw:luminance="0%" draw:contrast="0%" draw:gamma="100%" draw:red="0%" draw:green="0%" draw:blue="0%" fo:clip="rect(0cm, 0cm, 0cm, 0cm)" draw:image-opacity="75%" style:mirror="horizont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ff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08cm" svg:height="10.414cm" svg:x="18.018cm" svg:y="1.181cm">
          <text:p/>
        </draw:rect>
        <draw:custom-shape draw:style-name="gr2" draw:text-style-name="P1" draw:layer="layout" svg:width="5.588cm" svg:height="1.524cm" svg:x="1.762cm" svg:y="6.08cm">
          <text:p text:style-name="P1"><text:span text:style-name="T1">CitiReturnSeriesImport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1.524cm" svg:x="19.796cm" svg:y="3.032cm">
          <text:p text:style-name="P1"><text:span text:style-name="T1">TinyReturnsDatabas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1.524cm" svg:x="19.796cm" svg:y="8.62cm">
          <text:p text:style-name="P1"><text:span text:style-name="T1">CitiReturnsFileR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1.905cm" svg:x="10.779cm" svg:y="3.032cm">
          <text:p text:style-name="P1"><text:span text:style-name="T1">&lt;&lt;Interface&gt;&gt;</text:span></text:p>
          <text:p text:style-name="P1"><text:span text:style-name="T1">IReturnsSeriesDataReposi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04cm" svg:height="1.905cm" svg:x="10.144cm" svg:y="5.826cm">
          <text:p text:style-name="P1"><text:span text:style-name="T1">&lt;&lt;Interface&gt;&gt;</text:span></text:p>
          <text:p text:style-name="P1"><text:span text:style-name="T1">IMonthlyReturnsDataReposi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96cm" svg:height="1.905cm" svg:x="10.398cm" svg:y="8.493cm">
          <text:p text:style-name="P1"><text:span text:style-name="T1">&lt;&lt;Interface&gt;&gt;</text:span></text:p>
          <text:p text:style-name="P1"><text:span text:style-name="T1">ICitiReturnsFileRead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731cm" svg:y1="6.207cm" svg:x2="10.271cm" svg:y2="4.175cm">
          <text:p/>
        </draw:line>
        <draw:line draw:style-name="gr4" draw:text-style-name="P1" draw:layer="layout" svg:x1="7.858cm" svg:y1="7.35cm" svg:x2="10.017cm" svg:y2="9.382cm">
          <text:p/>
        </draw:line>
        <draw:line draw:style-name="gr3" draw:text-style-name="P1" draw:layer="layout" svg:x1="7.731cm" svg:y1="6.715cm" svg:x2="9.89cm" svg:y2="6.715cm">
          <text:p/>
        </draw:line>
        <draw:line draw:style-name="gr5" draw:text-style-name="P1" draw:layer="layout" svg:x1="19.288cm" svg:y1="3.921cm" svg:x2="16.748cm" svg:y2="3.921cm">
          <text:p/>
        </draw:line>
        <draw:line draw:style-name="gr5" draw:text-style-name="P1" draw:layer="layout" svg:x1="19.542cm" svg:y1="4.302cm" svg:x2="17.002cm" svg:y2="6.842cm">
          <text:p/>
        </draw:line>
        <draw:line draw:style-name="gr5" draw:text-style-name="P1" draw:layer="layout" svg:x1="19.415cm" svg:y1="9.382cm" svg:x2="16.875cm" svg:y2="9.382cm">
          <text:p/>
        </draw:line>
        <draw:frame draw:style-name="gr6" draw:text-style-name="P2" draw:layer="layout" svg:width="19.85cm" svg:height="5.592cm" svg:x="5.407cm" svg:y="3.917cm">
          <draw:image xlink:href="Pictures/100002010000004E0000002BB111CE4D.png" xlink:type="simple" xlink:show="embed" xlink:actuate="onLoad"/>
          <draw:image xlink:href="Pictures/1000078D000008170000047C1BD5EF1F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Herrera</meta:initial-creator>
    <meta:creation-date>2014-04-26T08:28:48.73</meta:creation-date>
    <dc:date>2014-04-26T20:03:01.26</dc:date>
    <dc:creator>Paul Herrera</dc:creator>
    <meta:editing-duration>PT10H42M55S</meta:editing-duration>
    <meta:editing-cycles>2</meta:editing-cycles>
    <meta:generator>OpenOffice/4.0.1$Win32 OpenOffice.org_project/401m5$Build-9714</meta:generator>
    <meta:document-statistic meta:object-count="14"/>
  </office:meta>
</office:document-meta>
</file>